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900000209C80FA67AD33535E3.jpg" manifest:media-type="image/jpeg"/>
  <manifest:file-entry manifest:full-path="Pictures/100000000000020900000209A0B94FA815611FF5.jpg" manifest:media-type="image/jpeg"/>
  <manifest:file-entry manifest:full-path="Pictures/100000000000020900000209582CD2AC45EA0E01.tif" manifest:media-type="image/tiff"/>
  <manifest:file-entry manifest:full-path="Pictures/1000000000000209000002095B172FB23AA2F9E2.jpg" manifest:media-type="image/jpeg"/>
  <manifest:file-entry manifest:full-path="Pictures/1000000000000209000002096EE76FE40F875E30.tif" manifest:media-type="image/tiff"/>
  <manifest:file-entry manifest:full-path="Pictures/100000000000029C000004ED88B37C234A054673.jpg" manifest:media-type="image/jpeg"/>
  <manifest:file-entry manifest:full-path="Pictures/1005B8880000543A00006D088AE64D05C64C7FF6.emf" manifest:media-type="image/x-emf"/>
  <manifest:file-entry manifest:full-path="Pictures/100000000000029C000004ED8D561E16D9B4594A.jpg" manifest:media-type="image/jpeg"/>
  <manifest:file-entry manifest:full-path="Pictures/100000000000029C000004ED99CB957BF4FF16A0.jpg" manifest:media-type="image/jpeg"/>
  <manifest:file-entry manifest:full-path="Pictures/10000000000002090000020985898F1733914FCF.jpg" manifest:media-type="image/jpeg"/>
  <manifest:file-entry manifest:full-path="Pictures/100002010000026D00000325A154630A23FEB281.png" manifest:media-type="image/png"/>
  <manifest:file-entry manifest:full-path="Pictures/1000000000000240000004885D7D41A960A210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dash" draw:stroke-dash="Dashed_20__28_var_29__20_5" svg:stroke-width="0.035cm" svg:stroke-color="#ffffff" draw:stroke-linejoin="miter" draw:fill="none" draw:textarea-vertical-align="middle" draw:auto-grow-height="false" draw:fit-to-size="false" style:shrink-to-fit="false" fo:min-height="2.498cm" fo:min-width="0.908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dash" draw:stroke-dash="Dashed_20__28_var_29__20_6" svg:stroke-width="0.035cm" svg:stroke-color="#ffffff" draw:stroke-linejoin="miter" draw:fill="none" draw:textarea-vertical-align="middle" draw:auto-grow-height="false" draw:fit-to-size="false" style:shrink-to-fit="false" fo:min-height="2.498cm" fo:min-width="0.908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135cm, 10.411cm, 2.7cm, 2.009cm)" draw:image-opacity="100%" style:mirror="none"/>
    </style:style>
    <style:style style:name="gr7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ff0000" draw:stroke-linejoin="miter" draw:fill="none" draw:textarea-vertical-align="middle" draw:auto-grow-height="false" draw:fit-to-size="false" style:shrink-to-fit="false" fo:min-height="2.24cm" fo:min-width="0.915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dash" draw:stroke-dash="Dashed_20__28_var_29__20_7" svg:stroke-width="0.035cm" svg:stroke-color="#ffffff" draw:stroke-linejoin="miter" draw:fill="none" draw:textarea-vertical-align="middle" draw:auto-grow-height="false" draw:fit-to-size="false" style:shrink-to-fit="false" fo:min-height="2.499cm" fo:min-width="0.907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color="#28f360" style:font-name="Arial2" fo:font-size="12pt" fo:font-style="italic" style:font-size-asian="18pt" style:font-style-asian="italic" style:font-size-complex="18pt" style:font-style-complex="italic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color="#28f360" style:font-name="Arial2" fo:font-size="12pt" fo:font-style="italic" style:font-size-asian="18pt" style:font-style-asian="italic" style:font-size-complex="18pt" style:font-style-complex="italic"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2"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2" fo:font-size="18pt" fo:hyphenate="false"/>
    </style:style>
    <style:style style:name="P8" style:family="paragraph">
      <loext:graphic-properties draw:fill="none" draw:fill-color="#ffffff"/>
      <style:paragraph-properties style:writing-mode="lr-tb"/>
      <style:text-properties style:font-name="Arial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18pt" fo:font-style="italic" style:font-style-asian="italic" style:font-style-complex="italic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18pt" fo:font-style="italic" style:font-style-asian="italic" style:font-style-complex="italic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2" fo:font-size="18pt" fo:font-style="italic" style:font-style-asian="italic" style:font-style-complex="italic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2" fo:font-size="18pt" fo:font-style="italic" style:font-style-asian="italic" style:font-style-complex="italic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18pt" fo:font-style="italic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18pt" fo:font-style="italic" fo:hyphenate="false"/>
    </style:style>
    <style:style style:name="P15" style:family="paragraph">
      <loext:graphic-properties draw:fill="none" draw:fill-color="#ffffff"/>
      <style:paragraph-properties style:writing-mode="lr-tb"/>
      <style:text-properties fo:color="#eeeeee" style:font-name="Arial" fo:font-size="18pt" fo:font-weight="bold" style:font-size-asian="18pt" style:font-weight-asian="bold" style:font-size-complex="18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ed1c24" style:font-name="Arial1" fo:font-size="8pt" fo:font-style="italic" style:font-style-asian="italic" style:font-style-complex="italic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ed1c24" style:font-name="Arial1" fo:font-size="8pt" fo:font-style="italic" style:font-style-asian="italic" style:font-style-complex="italic" fo:hyphenate="false"/>
    </style:style>
    <style:style style:name="T1" style:family="text">
      <style:text-properties fo:font-variant="normal" fo:text-transform="none" fo:color="#28f360" style:text-line-through-style="none" style:text-line-through-type="none" style:text-position="0% 100%" style:font-name="Arial2" fo:font-size="12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italic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eeeeee" style:font-name="Arial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variant="normal" fo:text-transform="none" fo:color="#ed1c24" style:text-line-through-style="none" style:text-line-through-type="none" style:text-position="0% 100%" style:font-name="Arial1" fo:font-size="8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variant="normal" fo:text-transform="none" fo:color="#28f360" style:text-line-through-style="none" style:text-line-through-type="none" style:text-position="0% 100%" style:font-name="Arial1" fo:font-size="8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4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56cm" svg:height="7.365cm" svg:x="1.145cm" svg:y="7.895cm">
          <draw:image xlink:href="Pictures/1000000000000240000004885D7D41A960A2101E.png" xlink:type="simple" xlink:show="embed" xlink:actuate="onLoad" loext:mime-type="image/png">
            <text:p/>
          </draw:image>
        </draw:frame>
        <draw:frame draw:style-name="gr1" draw:text-style-name="P1" draw:layer="layout" svg:width="3.612cm" svg:height="6.82cm" svg:x="4.896cm" svg:y="1.009cm">
          <draw:image xlink:href="Pictures/100000000000029C000004ED99CB957BF4FF16A0.jpg" xlink:type="simple" xlink:show="embed" xlink:actuate="onLoad" loext:mime-type="image/jpeg">
            <text:p/>
          </draw:image>
        </draw:frame>
        <draw:g>
          <draw:frame draw:style-name="gr1" draw:text-style-name="P1" draw:layer="layout" svg:width="3.607cm" svg:height="6.833cm" svg:x="12.376cm" svg:y="1.021cm">
            <draw:image xlink:href="Pictures/100000000000029C000004ED8D561E16D9B4594A.jpg" xlink:type="simple" xlink:show="embed" xlink:actuate="onLoad" loext:mime-type="image/jpeg">
              <text:p/>
            </draw:image>
          </draw:frame>
          <draw:custom-shape draw:name="TextBox 17" draw:style-name="gr2" draw:text-style-name="P3" draw:layer="layout" svg:width="2.545cm" svg:height="0.758cm" svg:x="13.492cm" svg:y="0.95cm">
            <text:p text:style-name="P2"><text:span text:style-name="T1">SLC17A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4" draw:style-name="gr3" draw:text-style-name="P4" draw:layer="layout" svg:width="1.407cm" svg:height="2.747cm" svg:x="14.449cm" svg:y="5.167cm">
            <text:p/>
            <draw:enhanced-geometry draw:mirror-horizontal="false" draw:mirror-vertical="false" svg:viewBox="0 0 0 0" drawooo:sub-view-size="743638 1828800" draw:text-areas="0 0 ?f6 ?f7" draw:type="ooxml-non-primitive" draw:enhanced-path="M 743638 0 C 703702 324079 663766 648159 539826 952959 415886 1257759 207943 1543279 0 1828800 N">
              <draw:equation draw:name="f0" draw:formula="743638*logwidth/743638"/>
              <draw:equation draw:name="f1" draw:formula="0*logheight/1828800"/>
              <draw:equation draw:name="f2" draw:formula="539826*logwidth/743638"/>
              <draw:equation draw:name="f3" draw:formula="952959*logheight/1828800"/>
              <draw:equation draw:name="f4" draw:formula="0*logwidth/743638"/>
              <draw:equation draw:name="f5" draw:formula="1828800*logheight/1828800"/>
              <draw:equation draw:name="f6" draw:formula="logwidth"/>
              <draw:equation draw:name="f7" draw:formula="logheight"/>
            </draw:enhanced-geometry>
          </draw:custom-shape>
        </draw:g>
        <draw:g>
          <draw:frame draw:style-name="gr1" draw:text-style-name="P1" draw:layer="layout" svg:width="3.632cm" svg:height="6.833cm" svg:x="8.616cm" svg:y="1.023cm">
            <draw:image xlink:href="Pictures/100000000000029C000004ED88B37C234A054673.jpg" xlink:type="simple" xlink:show="embed" xlink:actuate="onLoad" loext:mime-type="image/jpeg">
              <text:p/>
            </draw:image>
          </draw:frame>
          <draw:custom-shape draw:name="TextBox 19" draw:style-name="gr4" draw:text-style-name="P3" draw:layer="layout" svg:width="1.934cm" svg:height="0.758cm" svg:x="10.307cm" svg:y="1.009cm">
            <text:p text:style-name="P2"><text:span text:style-name="T1">LEP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6" draw:style-name="gr5" draw:text-style-name="P4" draw:layer="layout" svg:width="1.407cm" svg:height="2.747cm" svg:x="10.653cm" svg:y="5.255cm">
            <text:p/>
            <draw:enhanced-geometry draw:mirror-horizontal="false" draw:mirror-vertical="false" svg:viewBox="0 0 0 0" drawooo:sub-view-size="743638 1828800" draw:text-areas="0 0 ?f6 ?f7" draw:type="ooxml-non-primitive" draw:enhanced-path="M 743638 0 C 703702 324079 663766 648159 539826 952959 415886 1257759 207943 1543279 0 1828800 N">
              <draw:equation draw:name="f0" draw:formula="743638*logwidth/743638"/>
              <draw:equation draw:name="f1" draw:formula="0*logheight/1828800"/>
              <draw:equation draw:name="f2" draw:formula="539826*logwidth/743638"/>
              <draw:equation draw:name="f3" draw:formula="952959*logheight/1828800"/>
              <draw:equation draw:name="f4" draw:formula="0*logwidth/743638"/>
              <draw:equation draw:name="f5" draw:formula="1828800*logheight/1828800"/>
              <draw:equation draw:name="f6" draw:formula="logwidth"/>
              <draw:equation draw:name="f7" draw:formula="logheight"/>
            </draw:enhanced-geometry>
          </draw:custom-shape>
        </draw:g>
        <draw:g>
          <draw:g draw:name="Group 15">
            <draw:frame draw:name="Picture 38" draw:style-name="gr6" draw:text-style-name="P5" draw:layer="layout" svg:width="2.998cm" svg:height="6.913cm" svg:x="1.773cm" svg:y="0.977cm">
              <draw:image xlink:href="Pictures/1005B8880000543A00006D088AE64D05C64C7FF6.emf" xlink:type="simple" xlink:show="embed" xlink:actuate="onLoad" loext:mime-type="image/x-emf">
                <text:p/>
              </draw:image>
              <draw:image xlink:href="Pictures/100002010000026D00000325A154630A23FEB281.png" xlink:type="simple" xlink:show="embed" xlink:actuate="onLoad" loext:mime-type="image/png"/>
            </draw:frame>
            <draw:line draw:name="Straight Connector 8" draw:style-name="gr7" draw:text-style-name="P5" draw:layer="layout" svg:x1="4.771cm" svg:y1="1.004cm" svg:x2="4.772cm" svg:y2="7.819cm">
              <text:p/>
            </draw:line>
          </draw:g>
          <draw:custom-shape draw:name="TextBox 6" draw:style-name="gr8" draw:text-style-name="P7" draw:layer="layout" svg:width="1.406cm" svg:height="0.758cm" svg:x="3.136cm" svg:y="6.154cm">
            <text:p text:style-name="P6"><text:span text:style-name="T2">AR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9" draw:text-style-name="P4" draw:layer="layout" svg:width="1.414cm" svg:height="2.489cm" svg:x="3.077cm" svg:y="3.6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7" draw:style-name="gr10" draw:text-style-name="P7" draw:layer="layout" svg:width="1.609cm" svg:height="0.758cm" svg:x="1.773cm" svg:y="4.707cm">
            <text:p text:style-name="P6"><text:span text:style-name="T2">VM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9" draw:style-name="gr11" draw:text-style-name="P7" draw:layer="layout" svg:width="1.612cm" svg:height="0.758cm" svg:x="2.889cm" svg:y="2.846cm">
            <text:p text:style-name="P6"><text:span text:style-name="T2">DM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TextBox 16" draw:style-name="gr12" draw:text-style-name="P3" draw:layer="layout" svg:width="2.45cm" svg:height="0.758cm" svg:x="6.058cm" svg:y="0.977cm">
            <text:p text:style-name="P2"><text:span text:style-name="T1">ACVR1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51" draw:style-name="gr13" draw:text-style-name="P4" draw:layer="layout" svg:width="1.406cm" svg:height="2.748cm" svg:x="6.918cm" svg:y="5.076cm">
            <text:p/>
            <draw:enhanced-geometry draw:mirror-horizontal="false" draw:mirror-vertical="false" svg:viewBox="0 0 0 0" drawooo:sub-view-size="743638 1828800" draw:text-areas="0 0 ?f6 ?f7" draw:type="ooxml-non-primitive" draw:enhanced-path="M 743638 0 C 703702 324079 663766 648159 539826 952959 415886 1257759 207943 1543279 0 1828800 N">
              <draw:equation draw:name="f0" draw:formula="743638*logwidth/743638"/>
              <draw:equation draw:name="f1" draw:formula="0*logheight/1828800"/>
              <draw:equation draw:name="f2" draw:formula="539826*logwidth/743638"/>
              <draw:equation draw:name="f3" draw:formula="952959*logheight/1828800"/>
              <draw:equation draw:name="f4" draw:formula="0*logwidth/743638"/>
              <draw:equation draw:name="f5" draw:formula="1828800*logheight/1828800"/>
              <draw:equation draw:name="f6" draw:formula="logwidth"/>
              <draw:equation draw:name="f7" draw:formula="logheight"/>
            </draw:enhanced-geometry>
          </draw:custom-shape>
        </draw:g>
        <draw:frame draw:style-name="gr14" draw:text-style-name="P8" draw:layer="layout" svg:width="0.959cm" svg:height="0.962cm" svg:x="1.073cm" svg:y="0.904cm">
          <draw:text-box>
            <text:p><text:span text:style-name="T3">A</text:span></text:p>
          </draw:text-box>
        </draw:frame>
        <draw:frame draw:name="Picture 43" draw:style-name="gr15" draw:text-style-name="P5" draw:layer="layout" svg:width="3.549cm" svg:height="3.549cm" svg:x="4.935cm" svg:y="8.008cm">
          <draw:image xlink:href="Pictures/1000000000000209000002096EE76FE40F875E30.tif" xlink:type="simple" xlink:show="embed" xlink:actuate="onLoad" loext:mime-type="image/tiff">
            <text:p/>
          </draw:image>
        </draw:frame>
        <draw:custom-shape draw:name="TextBox 26" draw:style-name="gr16" draw:text-style-name="P10" draw:layer="layout" svg:width="2.738cm" svg:height="0.758cm" svg:x="4.835cm" svg:y="8.001cm">
          <text:p text:style-name="P9"><text:span text:style-name="T4">ACVR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556cm" svg:height="3.556cm" svg:x="8.668cm" svg:y="8.008cm">
          <draw:image xlink:href="Pictures/10000000000002090000020985898F1733914FCF.jpg" xlink:type="simple" xlink:show="embed" xlink:actuate="onLoad" loext:mime-type="image/jpeg">
            <text:p/>
          </draw:image>
        </draw:frame>
        <draw:custom-shape draw:name="TextBox 27" draw:style-name="gr17" draw:text-style-name="P12" draw:layer="layout" svg:width="2.738cm" svg:height="0.758cm" svg:x="8.541cm" svg:y="7.962cm">
          <text:p text:style-name="P11"><text:span text:style-name="T5">LEP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556cm" svg:height="3.556cm" svg:x="12.37cm" svg:y="8.008cm">
          <draw:image xlink:href="Pictures/1000000000000209000002095B172FB23AA2F9E2.jpg" xlink:type="simple" xlink:show="embed" xlink:actuate="onLoad" loext:mime-type="image/jpeg">
            <text:p/>
          </draw:image>
        </draw:frame>
        <draw:custom-shape draw:name="TextBox 28" draw:style-name="gr18" draw:text-style-name="P7" draw:layer="layout" svg:width="2.738cm" svg:height="0.758cm" svg:x="12.213cm" svg:y="7.943cm">
          <text:p text:style-name="P6"><text:span text:style-name="T6">Mer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8" draw:style-name="gr15" draw:text-style-name="P5" draw:layer="layout" svg:width="3.546cm" svg:height="3.546cm" svg:x="4.935cm" svg:y="11.711cm">
          <draw:image xlink:href="Pictures/100000000000020900000209582CD2AC45EA0E01.tif" xlink:type="simple" xlink:show="embed" xlink:actuate="onLoad" loext:mime-type="image/tiff">
            <text:p/>
          </draw:image>
        </draw:frame>
        <draw:custom-shape draw:name="TextBox 53" draw:style-name="gr19" draw:text-style-name="P14" draw:layer="layout" svg:width="2.738cm" svg:height="0.758cm" svg:x="4.844cm" svg:y="11.671cm">
          <text:p text:style-name="P13"><text:span text:style-name="T7">SLC17A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556cm" svg:height="3.556cm" svg:x="12.37cm" svg:y="11.711cm">
          <draw:image xlink:href="Pictures/100000000000020900000209A0B94FA815611FF5.jpg" xlink:type="simple" xlink:show="embed" xlink:actuate="onLoad" loext:mime-type="image/jpeg">
            <text:p/>
          </draw:image>
        </draw:frame>
        <draw:custom-shape draw:name="TextBox 28_0" draw:style-name="gr20" draw:text-style-name="P7" draw:layer="layout" svg:width="2.738cm" svg:height="0.758cm" svg:x="12.213cm" svg:y="11.618cm">
          <text:p text:style-name="P6"><text:span text:style-name="T6">Mer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556cm" svg:height="3.556cm" svg:x="8.668cm" svg:y="11.711cm">
          <draw:image xlink:href="Pictures/100000000000020900000209C80FA67AD33535E3.jpg" xlink:type="simple" xlink:show="embed" xlink:actuate="onLoad" loext:mime-type="image/jpeg">
            <text:p/>
          </draw:image>
        </draw:frame>
        <draw:custom-shape draw:name="TextBox 27_0" draw:style-name="gr21" draw:text-style-name="P12" draw:layer="layout" svg:width="2.738cm" svg:height="0.758cm" svg:x="8.571cm" svg:y="11.646cm">
          <text:p text:style-name="P11"><text:span text:style-name="T5">LEP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5" draw:layer="layout" svg:width="0.959cm" svg:height="0.962cm" svg:x="1.053cm" svg:y="7.995cm">
          <draw:text-box>
            <text:p><text:span text:style-name="T8">B</text:span></text:p>
          </draw:text-box>
        </draw:frame>
        <draw:custom-shape draw:name="TextBox 26_0" draw:style-name="gr22" draw:text-style-name="P17" draw:layer="layout" svg:width="2.738cm" svg:height="0.925cm" svg:x="1.025cm" svg:y="10.634cm">
          <text:p text:style-name="P16"><text:span text:style-name="T9">ACVR1C</text:span></text:p>
          <text:p text:style-name="P16"><text:span text:style-name="T10">LEP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_1" draw:style-name="gr23" draw:text-style-name="P17" draw:layer="layout" svg:width="2.738cm" svg:height="0.925cm" svg:x="1.025cm" svg:y="14.334cm">
          <text:p text:style-name="P16"><text:span text:style-name="T9">SLC17A8</text:span></text:p>
          <text:p text:style-name="P16"><text:span text:style-name="T10">LEP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5" draw:display-name="Dashed (var) 5" draw:style="rect" draw:dots1="1" draw:dots1-length="0.035cm" draw:distance="0.035cm"/>
    <draw:stroke-dash draw:name="Dashed_20__28_var_29__20_6" draw:display-name="Dashed (var) 6" draw:style="rect" draw:dots1="1" draw:dots1-length="0.035cm" draw:distance="0.035cm"/>
    <draw:stroke-dash draw:name="Dashed_20__28_var_29__20_7" draw:display-name="Dashed (var) 7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018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21:41:49.928239649</meta:creation-date>
    <dc:date>2021-05-17T21:42:35.055207474</dc:date>
    <meta:editing-duration>PT45S</meta:editing-duration>
    <meta:editing-cycles>1</meta:editing-cycles>
    <meta:document-statistic meta:object-count="37"/>
    <meta:generator>LibreOffice/6.4.7.2$Linux_X86_64 LibreOffice_project/40$Build-2</meta:generator>
  </office:meta>
</office:document-meta>
</file>